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137.3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Kit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Insert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Function / Description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6"/>
          <table:table-cell table:style-name="ce2" table:number-columns-repeated="1018"/>
        </table:table-row>
        <table:table-row table:style-name="ro1">
          <table:table-cell table:number-columns-repeated="6"/>
          <table:table-cell table:style-name="ce1" office:value-type="string" calcext:value-type="string">
            <text:p>Top level control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number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Number of available part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Detune clea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Key shift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et (clear all)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Stop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Vector control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Base channel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Options - <text:s/>Load, Save, Recent, Clea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X controller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X left instrument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X right instrument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X feature 0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X feature 1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X feature 2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X feature 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Y controller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Y up instrument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Y down instrument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Y feature 0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Y feature 1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Y feature 2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Y feature 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Main part control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elocity offset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di channe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ode – Poly, Mono, Legato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imum to last key pres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 number notes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Key shif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to system effects 0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to system effects 1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to system effects 2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to system effects 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Humanis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Set effects numb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Clear key limits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Controllers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 range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 enable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 width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od wheel depth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xponential mod wheel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Bandwidth depth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xponential bandwidth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xpression enable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FM amplitude enable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Sustain pedal enable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itch wheel range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Filter Q depth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Filter cutoff depth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ime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ime stretch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hreshold type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 proportional portamento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roportional portamento rate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roportional portamento depth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 portamento control</text:p>
          </table:table-cell>
          <table:table-cell table:number-columns-repeated="101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Instrument edit window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dd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Sub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PadSynth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Humani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Kit edit window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-&gt;</text:p>
          </table:table-cell>
          <table:table-cell table:number-columns-repeated="3"/>
          <table:table-cell table:style-name="ce3" office:value-type="string" calcext:value-type="string">
            <text:p>For controls 8 to 20 kit number is Ored with 0x2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enabl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ut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clear key limits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Drum mode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Mode – Off, Multi, Single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AddSynth main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elative bandwidth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andom group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AddSynth voice window – voice numbers 0 to 7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mplitude envelop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mplitude LF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end Adjust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ffset Hz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requency envelope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requency LFO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frequency spread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phase randomise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stereo spread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vibrato depth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vibrato speed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size – 2 to 50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enabl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amplitude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velocity sensitivity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HF damping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detune frequency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octave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detune type – Default, <text:s/>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coarse detune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oscillator phase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modulator oscillator (from lower numbered voices)</text:p>
          </table:table-cell>
          <table:table-cell table:number-columns-repeated="1017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lay</text:p>
          </table:table-cell>
          <table:table-cell table:number-columns-repeated="1017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ice enable</text:p>
          </table:table-cell>
          <table:table-cell table:number-columns-repeated="1017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esonance enable (for this voice)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ice oscillator phase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Sub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 scal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bandwidth envelop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end Adjust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ffset Hz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osition – Harmonic, ShiftU, ShiftL, PowerU, PowerL, Sine, Power, Shift,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ilt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Filter stages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art – Zero, Random, Maximum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lear harmonics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Harmonics insert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ff</text:p>
          </table:table-cell>
          <table:table-cell table:style-name="ce4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ff</text:p>
          </table:table-cell>
          <table:table-cell table:style-name="ce4" office:value-type="string" calcext:value-type="string">
            <text:p>Point (control) bandwidth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Pad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 scale – Normal, Equal Hz, Quarter, Half, 75%, 150%, Double,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Inverse half, Spectrum mode – Bandwidth, Discrete, Continuou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end Adjust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ffset Hz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osition – Harmonic, ShiftU, ShiftL, PowerU, PowerL, Sine, Power, Shift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se width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Frequency multiplier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stretch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frequency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ize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se type – Gauss, Square, Double Ecp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utoscal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Harmonic base – C-2, G-2, C-3, G-3, C-4, G-4, C-5, G-5, G6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Oscillators window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3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0x80 + (0 to 7) for AddSynth voice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Engine is 0xC0 + (0 to 7) for AddSynth voice modulator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Engine is 2 for PadSynth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Phase randomnes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parameter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utoclear when base function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Use as base func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Waveshape paramete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Waveshape – None, Atan, Asym1, Pow, Sine Qnts, Zigzag, Lmt, LmtU, LmtL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Ilmt, Clip, Asym2, Pow2, Sgm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parameter 1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parameter 2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pply filter before waveshap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type – None, LP, HP1a, HP1b, BP1, BS1, LP2, HP2, BP2, BS2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os, Sin, Lsh, S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1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2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3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 parameter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armonic shift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harmonic shift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parameter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base frequency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power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harmonics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onvert to sin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Harmonics in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xff</text:p>
          </table:table-cell>
          <table:table-cell table:style-name="ce4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xff</text:p>
          </table:table-cell>
          <table:table-cell table:style-name="ce4" office:value-type="string" calcext:value-type="string">
            <text:p>Point (control) pha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Resonance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ax dB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Enable resonance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Interpolate peaks (both buttons)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Protect fundamental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graph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mooth graph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Graph In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ff</text:p>
          </table:table-cell>
          <table:table-cell table:style-name="ce3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LFO insert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0x80 + (0 to 7) for AddSynth voice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Engine is 0xC0 + (0 to 7) for AddSynth voice modulato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Engine is 2 for PadSynth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LF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1 is Frequency LF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2 is Filter LF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pth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lay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rt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mplitude randomness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ype – Sine, Tri, Sqr, R.up, R.dn, E1dn, E2dn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tinuous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 randomness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Filter parameters insert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requency track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elocity sense amount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elocity sense function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Gain / damping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tages – 1x, 2x, 3x, 4x, 5x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Formant editor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lowness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ness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requency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mplitude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stretch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Number of formant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owel number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ormant numbe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siz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position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owel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Envelope inser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1 is Frequency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2 is Filter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3 is Bandwidth envelope (SubSynth only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valu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tim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valu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tim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 valu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tim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value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velope is Linear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able freemod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Freemode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 value for point (parameter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 value for point (parameter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Insertion Effect Selector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 table:number-columns-repeated="2"/>
          <table:table-cell table:style-name="ce3" office:value-type="string" calcext:value-type="string">
            <text:p>This will always be the effect numb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f2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 to 7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effect numbe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xf2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 to 7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effect typ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xf2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 to 7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effect destination (Master out, Off, Part 0 to 63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System Effect Selector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 table:number-columns-repeated="2"/>
          <table:table-cell table:style-name="ce3" office:value-type="string" calcext:value-type="string">
            <text:p>This will always be the effect numb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f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 to 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effect numbe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xf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 to 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effect typ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Send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 to 3</text:p>
          </table:table-cell>
          <table:table-cell office:value-type="string" calcext:value-type="string">
            <text:p>0xf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 to 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From (engine) effect to next effec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Effect Inser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For system effects part number is 0xf1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For insertion effects part number is 0xf2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Normal part effects are 0 to 6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/>
          <table:table-cell table:style-name="Default"/>
          <table:table-cell/>
          <table:table-cell office:value-type="string" calcext:value-type="string">
            <text:p>Effect types are from 0x80 to 0x88 representing actual numbers 0 to 8.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 table:style-name="Default"/>
          <table:table-cell/>
          <table:table-cell office:value-type="string" calcext:value-type="string">
            <text:p>This is the number of the effect and dependent on the effect source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to 15</text:p>
          </table:table-cell>
          <table:table-cell table:number-columns-repeated="3"/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pends on actual effect.</text:p>
          </table:table-cell>
          <table:table-cell table:number-columns-repeated="1017"/>
        </table:table-row>
        <table:table-row table:style-name="ro1" table:number-rows-repeated="10481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17:52:54.8465951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05-31T18:00:41.759281376</dc:date>
    <meta:editing-duration>PT17H51M37S</meta:editing-duration>
    <meta:editing-cycles>75</meta:editing-cycles>
    <meta:generator>LibreOffice/5.1.3.2$Linux_X86_64 LibreOffice_project/10m0$Build-2</meta:generator>
    <meta:document-statistic meta:table-count="1" meta:cell-count="2178" meta:object-count="0"/>
  </office:meta>
</office:document-meta>
</file>